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C0000013B68AF5CC4AF4A342B.png" manifest:media-type="image/png"/>
  <manifest:file-entry manifest:full-path="Pictures/10000201000002EA0000013F51AA95E0CC849C52.png" manifest:media-type="image/png"/>
  <manifest:file-entry manifest:full-path="Pictures/10000201000002E80000013A528085287DD22039.png" manifest:media-type="image/png"/>
  <manifest:file-entry manifest:full-path="Pictures/10000201000002E8000001406C6D2AB4D4E59087.png" manifest:media-type="image/png"/>
  <manifest:file-entry manifest:full-path="Pictures/10000201000002EC0000013D69BDEE4AF0A29D24.png" manifest:media-type="image/png"/>
  <manifest:file-entry manifest:full-path="Pictures/10000201000002EA00000142F089CB3FB9E7B1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1.1126in" svg:y="-0.6563in" svg:width="4.4689in" svg:height="1.9283in" draw:z-index="0"><draw:image xlink:href="Pictures/10000201000002EA00000142F089CB3FB9E7B1B0.png" xlink:type="simple" xlink:show="embed" xlink:actuate="onLoad" loext:mime-type="image/png"/></draw:frame><draw:frame draw:style-name="fr1" draw:name="Image2" text:anchor-type="char" svg:x="1.1126in" svg:y="1.2717in" svg:width="4.511in" svg:height="1.9118in" draw:z-index="1"><draw:image xlink:href="Pictures/10000201000002EC0000013D69BDEE4AF0A29D24.png" xlink:type="simple" xlink:show="embed" xlink:actuate="onLoad" loext:mime-type="image/png"/></draw:frame><draw:frame draw:style-name="fr1" draw:name="Image3" text:anchor-type="char" svg:x="1.1126in" svg:y="3.1827in" svg:width="4.5425in" svg:height="1.9535in" draw:z-index="2"><draw:image xlink:href="Pictures/10000201000002E8000001406C6D2AB4D4E59087.png" xlink:type="simple" xlink:show="embed" xlink:actuate="onLoad" loext:mime-type="image/png"/></draw:frame><draw:frame draw:style-name="fr1" draw:name="Image4" text:anchor-type="char" svg:x="1.0701in" svg:y="6.9098in" svg:width="4.5717in" svg:height="1.9291in" draw:z-index="3"><draw:image xlink:href="Pictures/10000201000002E80000013A528085287DD22039.png" xlink:type="simple" xlink:show="embed" xlink:actuate="onLoad" loext:mime-type="image/png"/></draw:frame><draw:frame draw:style-name="fr1" draw:name="Image5" text:anchor-type="char" svg:x="1.002in" svg:y="8.9217in" svg:width="4.6398in" svg:height="1.9839in" draw:z-index="4"><draw:image xlink:href="Pictures/10000201000002EA0000013F51AA95E0CC849C52.png" xlink:type="simple" xlink:show="embed" xlink:actuate="onLoad" loext:mime-type="image/png"/></draw:frame><draw:frame draw:style-name="fr1" draw:name="Image6" text:anchor-type="char" svg:x="1.1173in" svg:y="5in" svg:width="4.5374in" svg:height="1.9102in" draw:z-index="5"><draw:image xlink:href="Pictures/10000201000002EC0000013B68AF5CC4AF4A342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31T00:57:29.126924637</meta:creation-date>
    <dc:date>2023-05-31T02:12:03.172512869</dc:date>
    <meta:editing-duration>PT33M33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